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Objetivo</text:span></text:h>
      <text:p text:style-name="Text_20_body">Diseñar y desarrollar una página web <text:span text:style-name="Strong_20_Emphasis">responsiva</text:span> y <text:span text:style-name="Strong_20_Emphasis">dinámica</text:span> que represente la vida de una figura pública ficticia (cantante, político, superhéroe o futbolista), aplicando conceptos avanzados de Bootstrap, incluyendo formularios, carruseles, tablas, y más componentes.</text:p>
      <text:p text:style-name="Horizontal_20_Line"/>
      <text:h text:style-name="Heading_20_3" text:outline-level="3"><text:span text:style-name="Strong_20_Emphasis">Requisitos</text:span></text:h>
      <text:h text:style-name="Heading_20_4" text:outline-level="4"><text:span text:style-name="Strong_20_Emphasis">1. Diseño avanzado:</text:span></text:h>
      <text:list text:style-name="L1">
        <text:list-item>
          <text:p text:style-name="P2">La página debe tener un diseño profesional utilizando <text:span text:style-name="Strong_20_Emphasis">múltiples secciones</text:span> organizadas con el sistema de rejilla de Bootstrap.</text:p>
        </text:list-item>
        <text:list-item>
          <text:p text:style-name="P1">Cada sección debe incluir <text:span text:style-name="Strong_20_Emphasis">componentes avanzados</text:span> de Bootstrap como <text:span text:style-name="Source_20_Text">carousel</text:span>, <text:span text:style-name="Source_20_Text">card</text:span>, <text:span text:style-name="Source_20_Text">modal</text:span>, o <text:span text:style-name="Source_20_Text">progress</text:span>.</text:p>
        </text:list-item>
      </text:list>
      <text:h text:style-name="Heading_20_4" text:outline-level="4"><text:span text:style-name="Strong_20_Emphasis">2. Funcionalidades obligatorias:</text:span></text:h>
      <text:list text:style-name="L2">
        <text:list-item>
          <text:p text:style-name="P4"><text:span text:style-name="Strong_20_Emphasis">Cabecera con barra de navegación</text:span>: Incluye enlaces internos (anclas) para navegar entre las secciones.</text:p>
        </text:list-item>
        <text:list-item>
          <text:p text:style-name="P4"><text:span text:style-name="Strong_20_Emphasis">Sección "Biografía"</text:span>: Debe contener una descripción extensa con datos ficticios organizados en columnas.</text:p>
        </text:list-item>
        <text:list-item>
          <text:p text:style-name="P4"><text:span text:style-name="Strong_20_Emphasis">Sección interactiva de logros</text:span>:</text:p>
          <text:list>
            <text:list-item>
              <text:p text:style-name="P4">Un botón que abre un <text:span text:style-name="Strong_20_Emphasis">modal</text:span> con una tabla de logros (premios, estadísticas, etc.).</text:p>
            </text:list-item>
          </text:list>
        </text:list-item>
        <text:list-item>
          <text:p text:style-name="P4"><text:span text:style-name="Strong_20_Emphasis">Galería de imágenes con carrusel</text:span>: Utiliza un <text:span text:style-name="Source_20_Text">carousel</text:span> de Bootstrap con al menos 3 imágenes.</text:p>
        </text:list-item>
        <text:list-item>
          <text:p text:style-name="P4"><text:span text:style-name="Strong_20_Emphasis">Proyectos / Habilidades</text:span>:</text:p>
          <text:list>
            <text:list-item>
              <text:p text:style-name="P4">Incluye al menos 4 tarjetas (<text:span text:style-name="Source_20_Text">card</text:span>) con botones que muestren más información en un <text:span text:style-name="Strong_20_Emphasis">modal</text:span>.</text:p>
            </text:list-item>
          </text:list>
        </text:list-item>
        <text:list-item>
          <text:p text:style-name="P4"><text:span text:style-name="Strong_20_Emphasis">Formulario de contacto</text:span>:</text:p>
          <text:list>
            <text:list-item>
              <text:p text:style-name="P4">Un formulario con campos de texto, email, textarea, y un botón de envío.</text:p>
            </text:list-item>
            <text:list-item>
              <text:p text:style-name="P3">Incluye validación usando clases de Bootstrap como <text:span text:style-name="Source_20_Text">was-validated</text:span>.</text:p>
            </text:list-item>
          </text:list>
        </text:list-item>
      </text:list>
      <text:h text:style-name="Heading_20_4" text:outline-level="4"><text:span text:style-name="Strong_20_Emphasis">3. Adaptabilidad:</text:span></text:h>
      <text:list text:style-name="L3">
        <text:list-item>
          <text:p text:style-name="P5">El diseño debe ser completamente <text:span text:style-name="Strong_20_Emphasis">responsivo</text:span>, adaptándose perfectamente a dispositivos móviles, tabletas y escritorios.</text:p>
        </text:list-item>
      </text:list>
      <text:h text:style-name="Heading_20_4" text:outline-level="4"><text:span text:style-name="Strong_20_Emphasis">4. Personalización:</text:span></text:h>
      <text:list text:style-name="L4">
        <text:list-item>
          <text:p text:style-name="P6">Cada alumno debe personalizar los colores, imágenes y contenido para reflejar la identidad de la figura seleccionada.</text:p>
        </text:list-item>
      </text:list>
      <text:p text:style-name="Horizontal_20_Line"/>
      <text:h text:style-name="Heading_20_3" text:outline-level="3"><text:span text:style-name="Strong_20_Emphasis">Instrucciones</text:span></text:h>
      <text:list text:style-name="L5">
        <text:list-item>
          <text:p text:style-name="P7"><text:span text:style-name="Strong_20_Emphasis">Rol a elegir:</text:span></text:p>
          <text:list>
            <text:list-item>
              <text:p text:style-name="P8">Cada alumno debe imaginarse como una celebridad y elegir un rol:</text:p>
              <text:list>
                <text:list-item>
                  <text:p text:style-name="P8"><text:span text:style-name="Strong_20_Emphasis">Cantante</text:span>: Enfócate en álbumes, canciones y giras.</text:p>
                </text:list-item>
                <text:list-item>
                  <text:p text:style-name="P8"><text:soft-page-break/><text:span text:style-name="Strong_20_Emphasis">Político</text:span>: Enfócate en campañas, iniciativas y logros políticos.</text:p>
                </text:list-item>
                <text:list-item>
                  <text:p text:style-name="P8"><text:span text:style-name="Strong_20_Emphasis">Superhéroe</text:span>: Enfócate en habilidades, misiones y enemigos derrotados.</text:p>
                </text:list-item>
                <text:list-item>
                  <text:p text:style-name="P8"><text:span text:style-name="Strong_20_Emphasis">Futbolista</text:span>: Enfócate en estadísticas, equipos y goles importantes.</text:p>
                </text:list-item>
              </text:list>
            </text:list-item>
          </text:list>
        </text:list-item>
        <text:list-item>
          <text:p text:style-name="P7"><text:span text:style-name="Strong_20_Emphasis">Estructura obligatoria:</text:span></text:p>
          <text:list>
            <text:list-item>
              <text:p text:style-name="P8"><text:span text:style-name="Strong_20_Emphasis">Sección 1</text:span>: Cabecera (barra de navegación con el nombre del personaje).</text:p>
            </text:list-item>
            <text:list-item>
              <text:p text:style-name="P8"><text:span text:style-name="Strong_20_Emphasis">Sección 2</text:span>: Biografía, estructurada en columnas.</text:p>
            </text:list-item>
            <text:list-item>
              <text:p text:style-name="P8"><text:span text:style-name="Strong_20_Emphasis">Sección 3</text:span>: Logros interactivos con una tabla.</text:p>
            </text:list-item>
            <text:list-item>
              <text:p text:style-name="P8"><text:span text:style-name="Strong_20_Emphasis">Sección 4</text:span>: Carrusel de imágenes.</text:p>
            </text:list-item>
            <text:list-item>
              <text:p text:style-name="P8"><text:span text:style-name="Strong_20_Emphasis">Sección 5</text:span>: Proyectos / Habilidades con tarjetas interactivas.</text:p>
            </text:list-item>
            <text:list-item>
              <text:p text:style-name="P8"><text:span text:style-name="Strong_20_Emphasis">Sección 6</text:span>: Formulario de contacto con validación.</text:p>
            </text:list-item>
            <text:list-item>
              <text:p text:style-name="P8"><text:span text:style-name="Strong_20_Emphasis">Sección 7</text:span>: Pie de página con enlaces a redes sociales.</text:p>
            </text:list-item>
          </text:list>
        </text:list-item>
        <text:list-item>
          <text:p text:style-name="P7"><text:span text:style-name="Strong_20_Emphasis">Estilo avanzado</text:span>:</text:p>
          <text:list>
            <text:list-item>
              <text:p text:style-name="P8">Usa clases de espaciado (<text:span text:style-name="Source_20_Text">mt-*</text:span>, <text:span text:style-name="Source_20_Text">mb-*</text:span>, etc.) y colores personalizados para mejorar la apariencia.</text:p>
            </text:list-item>
            <text:list-item>
              <text:p text:style-name="P7">Aplica componentes interactivos como <text:span text:style-name="Source_20_Text">tooltip</text:span> o <text:span text:style-name="Source_20_Text">popover</text:span>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4:21:00.156605147</meta:creation-date>
    <dc:date>2024-12-11T14:22:09.652013109</dc:date>
    <meta:editing-duration>PT1M10S</meta:editing-duration>
    <meta:editing-cycles>1</meta:editing-cycles>
    <meta:document-statistic meta:table-count="0" meta:image-count="0" meta:object-count="0" meta:page-count="2" meta:paragraph-count="39" meta:word-count="368" meta:character-count="2426" meta:non-whitespace-character-count="2128"/>
    <meta:generator>LibreOffice/7.4.7.2$Linux_X86_64 LibreOffice_project/40$Build-2</meta:generator>
  </office:meta>
</office:document-meta>
</file>